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5.001cm"/>
    </style:style>
    <style:style style:name="Table1.C" style:family="table-column">
      <style:table-column-properties style:column-width="6.99cm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6.992cm" table:align="left"/>
    </style:style>
    <style:style style:name="Table5.A" style:family="table-column">
      <style:table-column-properties style:column-width="5.001cm"/>
    </style:style>
    <style:style style:name="Table5.C" style:family="table-column">
      <style:table-column-properties style:column-width="6.99cm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left="0cm" fo:margin-right="0cm" fo:margin-top="0.101cm" fo:margin-bottom="0.499cm" table:align="margins" fo:keep-with-next="auto" style:may-break-between-rows="false"/>
    </style:style>
    <style:style style:name="Table2.A" style:family="table-column">
      <style:table-column-properties style:column-width="4.438cm" style:rel-column-width="17107*"/>
    </style:style>
    <style:style style:name="Table2.B" style:family="table-column">
      <style:table-column-properties style:column-width="12.562cm" style:rel-column-width="48428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1cm" fo:margin-left="0cm" fo:margin-right="-0.011cm" fo:margin-top="0.3cm" fo:margin-bottom="0.7cm" table:align="margins" style:may-break-between-rows="true"/>
    </style:style>
    <style:style style:name="Table3.A" style:family="table-column">
      <style:table-column-properties style:column-width="4.505cm" style:rel-column-width="17355*"/>
    </style:style>
    <style:style style:name="Table3.B" style:family="table-column">
      <style:table-column-properties style:column-width="6.195cm" style:rel-column-width="23865*"/>
    </style:style>
    <style:style style:name="Table3.C" style:family="table-column">
      <style:table-column-properties style:column-width="6.311cm" style:rel-column-width="2431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c6a66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da0b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6da0b"/>
    </style:style>
    <style:style style:name="P9" style:family="paragraph" style:parent-style-name="Text_20_body">
      <style:text-properties officeooo:rsid="00fed96a" officeooo:paragraph-rsid="00b6da0b"/>
    </style:style>
    <style:style style:name="P10" style:family="paragraph" style:parent-style-name="Text_20_body">
      <style:text-properties officeooo:rsid="00d4ce24" officeooo:paragraph-rsid="00b6da0b"/>
    </style:style>
    <style:style style:name="P11" style:family="paragraph" style:parent-style-name="Text_20_body">
      <style:text-properties officeooo:rsid="00ceb122" officeooo:paragraph-rsid="00b6da0b"/>
    </style:style>
    <style:style style:name="P12" style:family="paragraph" style:parent-style-name="Text_20_body">
      <style:text-properties officeooo:rsid="01114ff5" officeooo:paragraph-rsid="00b6da0b"/>
    </style:style>
    <style:style style:name="P13" style:family="paragraph" style:parent-style-name="Text_20_body">
      <style:text-properties officeooo:paragraph-rsid="00c13c68"/>
    </style:style>
    <style:style style:name="P14" style:family="paragraph" style:parent-style-name="Title">
      <style:text-properties fo:language="en" fo:country="US" officeooo:rsid="001f0121" officeooo:paragraph-rsid="001f0121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Note">
      <style:text-properties officeooo:paragraph-rsid="00b1a1b5"/>
    </style:style>
    <style:style style:name="P17" style:family="paragraph" style:parent-style-name="Text_20_Note">
      <style:text-properties officeooo:rsid="01215453" officeooo:paragraph-rsid="00b6da0b"/>
    </style:style>
    <style:style style:name="P18" style:family="paragraph" style:parent-style-name="Text_20_Note">
      <style:text-properties officeooo:paragraph-rsid="00b6da0b"/>
    </style:style>
    <style:style style:name="P19" style:family="paragraph" style:parent-style-name="Guide_20_Name">
      <style:text-properties fo:language="en" fo:country="US" officeooo:rsid="001f0121" officeooo:paragraph-rsid="001f0121"/>
    </style:style>
    <style:style style:name="P20" style:family="paragraph" style:parent-style-name="Definition_20_Term">
      <style:text-properties officeooo:paragraph-rsid="00b6da0b"/>
    </style:style>
    <style:style style:name="P21" style:family="paragraph" style:parent-style-name="Text_20_body" style:master-page-name="">
      <style:paragraph-properties style:page-number="auto"/>
      <style:text-properties officeooo:paragraph-rsid="00b6da0b"/>
    </style:style>
    <style:style style:name="P22" style:family="paragraph" style:parent-style-name="Text_20_body" style:master-page-name="">
      <style:paragraph-properties fo:keep-together="always" fo:orphans="0" fo:widows="0" style:page-number="auto"/>
      <style:text-properties officeooo:paragraph-rsid="00b6da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13c68"/>
    </style:style>
    <style:style style:name="P24" style:family="paragraph" style:parent-style-name="Caption" style:master-page-name="">
      <style:paragraph-properties fo:margin-top="0.199cm" fo:margin-bottom="0cm" loext:contextual-spacing="false" style:page-number="auto" fo:keep-with-next="always" style:writing-mode="page"/>
      <style:text-properties officeooo:paragraph-rsid="00b6da0b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Text_20_body_20_indent">
      <style:text-properties officeooo:paragraph-rsid="00b6da0b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6da0b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f7623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6da0b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f762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paragraph-rsid="00b6da0b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paragraph-rsid="00bf7623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Heading">
      <style:text-properties officeooo:paragraph-rsid="00b6da0b"/>
    </style:style>
    <style:style style:name="P35" style:family="paragraph" style:parent-style-name="Table_20_Contents">
      <style:text-properties officeooo:paragraph-rsid="00b6da0b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3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0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1" style:family="paragraph" style:parent-style-name="Heading_20_1">
      <style:text-properties officeooo:paragraph-rsid="00b6da0b"/>
    </style:style>
    <style:style style:name="P42" style:family="paragraph" style:parent-style-name="Heading_20_1">
      <style:text-properties officeooo:rsid="00c9700a" officeooo:paragraph-rsid="00b6da0b"/>
    </style:style>
    <style:style style:name="P4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4" style:family="paragraph" style:parent-style-name="Heading_20_1" style:master-page-name="Standard">
      <style:paragraph-properties style:page-number="auto"/>
      <style:text-properties officeooo:paragraph-rsid="00b6da0b"/>
    </style:style>
    <style:style style:name="P45" style:family="paragraph" style:parent-style-name="Heading_20_2">
      <style:text-properties officeooo:paragraph-rsid="00b1a1b5"/>
    </style:style>
    <style:style style:name="P46" style:family="paragraph" style:parent-style-name="Heading_20_2">
      <style:text-properties officeooo:paragraph-rsid="00b6da0b"/>
    </style:style>
    <style:style style:name="P47" style:family="paragraph" style:parent-style-name="Heading_20_2">
      <style:text-properties officeooo:paragraph-rsid="00c13c68"/>
    </style:style>
    <style:style style:name="P48" style:family="paragraph" style:parent-style-name="Heading_20_Note">
      <style:text-properties officeooo:paragraph-rsid="00b1a1b5"/>
    </style:style>
    <style:style style:name="P49" style:family="paragraph" style:parent-style-name="Heading_20_Note" style:list-style-name="Heading_20_Note">
      <style:text-properties officeooo:rsid="005ae930" officeooo:paragraph-rsid="00b6da0b"/>
    </style:style>
    <style:style style:name="P50" style:family="paragraph" style:parent-style-name="Heading_20_Tip">
      <style:text-properties officeooo:paragraph-rsid="00b6da0b"/>
    </style:style>
    <style:style style:name="P51" style:family="paragraph" style:parent-style-name="Text_20_body" style:list-style-name="L1">
      <style:text-properties officeooo:paragraph-rsid="00b6da0b"/>
    </style:style>
    <style:style style:name="P52" style:family="paragraph" style:parent-style-name="Text_20_body" style:list-style-name="L1">
      <style:text-properties officeooo:paragraph-rsid="00c13c68"/>
    </style:style>
    <style:style style:name="P53" style:family="paragraph" style:parent-style-name="Text_20_body" style:list-style-name="L1">
      <style:text-properties officeooo:rsid="0123ae48" officeooo:paragraph-rsid="00c13c68"/>
    </style:style>
    <style:style style:name="P54" style:family="paragraph" style:parent-style-name="Text_20_body" style:list-style-name="L1">
      <style:text-properties officeooo:rsid="0123ae48" officeooo:paragraph-rsid="00b6da0b"/>
    </style:style>
    <style:style style:name="P55" style:family="paragraph" style:parent-style-name="Text_20_body" style:list-style-name="L1">
      <style:text-properties officeooo:rsid="0127216d" officeooo:paragraph-rsid="00b6da0b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79ac0e"/>
    </style:style>
    <style:style style:name="T7" style:family="text">
      <style:text-properties officeooo:rsid="0029a91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16ee4"/>
    </style:style>
    <style:style style:name="T10" style:family="text">
      <style:text-properties fo:language="en" fo:country="US" officeooo:rsid="00d984e0"/>
    </style:style>
    <style:style style:name="T11" style:family="text">
      <style:text-properties fo:language="en" fo:country="US" officeooo:rsid="00bdec3a"/>
    </style:style>
    <style:style style:name="T12" style:family="text">
      <style:text-properties fo:language="en" fo:country="US" officeooo:rsid="00bfa884"/>
    </style:style>
    <style:style style:name="T13" style:family="text">
      <style:text-properties fo:language="en" fo:country="US" officeooo:rsid="00a7428a"/>
    </style:style>
    <style:style style:name="T14" style:family="text">
      <style:text-properties fo:language="en" fo:country="US" officeooo:rsid="00f2a6cd"/>
    </style:style>
    <style:style style:name="T15" style:family="text">
      <style:text-properties style:font-name="Times New Roman"/>
    </style:style>
    <style:style style:name="T16" style:family="text">
      <style:text-properties officeooo:rsid="00232bb6"/>
    </style:style>
    <style:style style:name="T17" style:family="text">
      <style:text-properties officeooo:rsid="00ead278"/>
    </style:style>
    <style:style style:name="T18" style:family="text">
      <style:text-properties officeooo:rsid="00b6da0b"/>
    </style:style>
    <style:style style:name="T19" style:family="text">
      <style:text-properties officeooo:rsid="00c9700a"/>
    </style:style>
    <style:style style:name="T20" style:family="text">
      <style:text-properties officeooo:rsid="00b2671d"/>
    </style:style>
    <style:style style:name="T21" style:family="text">
      <style:text-properties officeooo:rsid="00adfd1a"/>
    </style:style>
    <style:style style:name="T22" style:family="text">
      <style:text-properties officeooo:rsid="00b2a6b7"/>
    </style:style>
    <style:style style:name="T23" style:family="text">
      <style:text-properties officeooo:rsid="00b30b8b"/>
    </style:style>
    <style:style style:name="T24" style:family="text">
      <style:text-properties officeooo:rsid="00b11231"/>
    </style:style>
    <style:style style:name="T25" style:family="text">
      <style:text-properties officeooo:rsid="00e09976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b11231" fo:background-color="transparent" loext:char-shading-value="0"/>
    </style:style>
    <style:style style:name="T28" style:family="text">
      <style:text-properties officeooo:rsid="00bccd0e" fo:background-color="transparent" loext:char-shading-value="0"/>
    </style:style>
    <style:style style:name="T29" style:family="text">
      <style:text-properties officeooo:rsid="00b044c8" fo:background-color="transparent" loext:char-shading-value="0"/>
    </style:style>
    <style:style style:name="T30" style:family="text">
      <style:text-properties officeooo:rsid="00bfa49b" fo:background-color="transparent" loext:char-shading-value="0"/>
    </style:style>
    <style:style style:name="T31" style:family="text">
      <style:text-properties officeooo:rsid="00c9c050" fo:background-color="transparent" loext:char-shading-value="0"/>
    </style:style>
    <style:style style:name="T32" style:family="text">
      <style:text-properties officeooo:rsid="00d4ce24"/>
    </style:style>
    <style:style style:name="T33" style:family="text">
      <style:text-properties officeooo:rsid="00cce390"/>
    </style:style>
    <style:style style:name="T34" style:family="text">
      <style:text-properties officeooo:rsid="00ceb122"/>
    </style:style>
    <style:style style:name="T35" style:family="text">
      <style:text-properties officeooo:rsid="01dfff91"/>
    </style:style>
    <style:style style:name="T36" style:family="text">
      <style:text-properties officeooo:rsid="00d05aca"/>
    </style:style>
    <style:style style:name="T37" style:family="text">
      <style:text-properties officeooo:rsid="00aa4776"/>
    </style:style>
    <style:style style:name="T38" style:family="text">
      <style:text-properties officeooo:rsid="00eb97cc"/>
    </style:style>
    <style:style style:name="T39" style:family="text">
      <style:text-properties officeooo:rsid="012ae953"/>
    </style:style>
    <style:style style:name="T40" style:family="text">
      <style:text-properties officeooo:rsid="00fb9381"/>
    </style:style>
    <style:style style:name="T41" style:family="text">
      <style:text-properties style:font-name="Liberation Sans3" officeooo:rsid="012ae953" style:font-name-asian="DejaVu Sans" style:font-name-complex="DejaVu Sans"/>
    </style:style>
    <style:style style:name="T42" style:family="text">
      <style:text-properties style:font-name="Liberation Sans3" fo:font-size="11pt" fo:language="en" fo:country="US" officeooo:rsid="00c2e72b" style:font-size-asian="10.5pt"/>
    </style:style>
    <style:style style:name="T43" style:family="text">
      <style:text-properties officeooo:rsid="0125d1e1"/>
    </style:style>
    <style:style style:name="T44" style:family="text">
      <style:text-properties officeooo:rsid="0118ca0f"/>
    </style:style>
    <style:style style:name="T45" style:family="text">
      <style:text-properties officeooo:rsid="01235012"/>
    </style:style>
    <style:style style:name="T46" style:family="text">
      <style:text-properties officeooo:rsid="01215453"/>
    </style:style>
    <style:style style:name="T47" style:family="text">
      <style:text-properties officeooo:rsid="0136e79e"/>
    </style:style>
    <style:style style:name="T48" style:family="text">
      <style:text-properties fo:color="#000000" style:text-outline="false" style:text-line-through-style="none" style:text-line-through-type="none" fo:font-size="10pt" fo:font-style="normal" fo:text-shadow="none" style:text-underline-style="none" officeooo:rsid="011e4815" style:font-style-asian="normal" style:font-size-complex="10pt" style:font-style-complex="normal" style:text-overline-style="none" style:text-overline-color="font-color"/>
    </style:style>
    <style:style style:name="T49" style:family="text">
      <style:text-properties officeooo:rsid="012ae953" style:font-name-asian="Liberation Sans5" style:font-name-complex="Liberation Sans5"/>
    </style:style>
    <style:style style:name="T50" style:family="text">
      <style:text-properties officeooo:rsid="01246640"/>
    </style:style>
    <style:style style:name="T51" style:family="text">
      <style:text-properties officeooo:rsid="01399aa8"/>
    </style:style>
    <style:style style:name="T52" style:family="text">
      <style:text-properties officeooo:rsid="01329a43"/>
    </style:style>
    <style:style style:name="T53" style:family="text">
      <style:text-properties officeooo:rsid="0123ab36"/>
    </style:style>
    <style:style style:name="T54" style:family="text">
      <style:text-properties officeooo:rsid="0123ae48"/>
    </style:style>
    <style:style style:name="T55" style:family="text">
      <style:text-properties officeooo:rsid="0127bc53"/>
    </style:style>
    <style:style style:name="T56" style:family="text">
      <style:text-properties officeooo:rsid="00acd7df"/>
    </style:style>
    <style:style style:name="T57" style:family="text">
      <style:text-properties officeooo:rsid="00bccd0e"/>
    </style:style>
    <style:style style:name="T58" style:family="text">
      <style:text-properties officeooo:rsid="00c1aeff"/>
    </style:style>
    <style:style style:name="T59" style:family="text">
      <style:text-properties officeooo:rsid="0023a314"/>
    </style:style>
    <style:style style:name="T60" style:family="text">
      <style:text-properties officeooo:rsid="00bfa884"/>
    </style:style>
    <style:style style:name="T61" style:family="text">
      <style:text-properties officeooo:rsid="00ae9f22"/>
    </style:style>
    <style:style style:name="T62" style:family="text">
      <style:text-properties officeooo:rsid="00bfa49b"/>
    </style:style>
    <style:style style:name="T63" style:family="text">
      <style:text-properties officeooo:rsid="00ec9422"/>
    </style:style>
    <style:style style:name="T64" style:family="text">
      <style:text-properties officeooo:rsid="00d669f6"/>
    </style:style>
    <style:style style:name="T65" style:family="text">
      <style:text-properties officeooo:rsid="00f20bb6"/>
    </style:style>
    <style:style style:name="T66" style:family="text">
      <style:text-properties officeooo:rsid="00d78660"/>
    </style:style>
    <style:style style:name="T67" style:family="text">
      <style:text-properties officeooo:rsid="00f2a6cd"/>
    </style:style>
    <style:style style:name="T68" style:family="text">
      <style:text-properties officeooo:rsid="00c4a812"/>
    </style:style>
    <style:style style:name="T69" style:family="text">
      <style:text-properties officeooo:rsid="00c2e977"/>
    </style:style>
    <style:style style:name="T70" style:family="text">
      <style:text-properties officeooo:rsid="0029f313"/>
    </style:style>
    <style:style style:name="T71" style:family="text">
      <style:text-properties officeooo:rsid="00c2684c"/>
    </style:style>
    <style:style style:name="T72" style:family="text">
      <style:text-properties officeooo:rsid="00ba92e4"/>
    </style:style>
    <style:style style:name="T73" style:family="text">
      <style:text-properties officeooo:rsid="00bf7623"/>
    </style:style>
    <style:style style:name="T74" style:family="text">
      <style:text-properties officeooo:rsid="00c13c68"/>
    </style:style>
    <style:style style:name="T75" style:family="text">
      <style:text-properties officeooo:rsid="00c3b204"/>
    </style:style>
    <style:style style:name="T76" style:family="text">
      <style:text-properties officeooo:rsid="00c81a6a"/>
    </style:style>
    <style:style style:name="fr1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9">Průvodce programem Writer 6.4</text:p>
      <text:p text:style-name="P14"><text:line-break/>Předmluva</text:p>
      <text:p text:style-name="P15"/>
      <text:h text:style-name="P43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7831_3166819843"/>Pro toto vydání<text:bookmark-end text:name="__RefHeading___Toc7831_3166819843"/>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2">Jean Hollis Weber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30"/>
          </table:table-cell>
        </table:table-row>
      </table:table>
      <text:h text:style-name="Heading_20_3" text:outline-level="3"><text:bookmark-start text:name="__RefHeading___Toc7833_3166819843"/>Pro předchozí vydání<text:bookmark-end text:name="__RefHeading___Toc7833_3166819843"/></text:h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31">Jean Hollis Weber</text:p>
          </table:table-cell>
          <table:table-cell table:style-name="Table5.A1" office:value-type="string">
            <text:p text:style-name="P27">Bruce Byfield</text:p>
          </table:table-cell>
          <table:table-cell table:style-name="Table5.A1" office:value-type="string">
            <text:p text:style-name="P29">Gillian Pollack</text:p>
          </table:table-cell>
        </table:table-row>
      </table:table>
      <text:h text:style-name="P45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4095599467" text:style-name="Heading_20_Note">
        <text:list-item>
          <text:p text:style-name="P48">Poznámka</text:p>
        </text:list-item>
      </text:list>
      <text:p text:style-name="P16">Vše, co do e-mailové konference pošlete, včetně e-mailové adresy a dalších osobních informací uvedených ve zprávě, bude veřejně viditelné bez možnosti smazání.</text:p>
      <text:h text:style-name="P45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3"><text:a xlink:type="simple" xlink:href="#__RefHeading__5636_1566568644" text:style-name="Index_20_Link" text:visited-style-name="Index_20_Link">Autorská práva<text:tab/>2</text:a></text:p>
          <text:p text:style-name="P25"><text:a xlink:type="simple" xlink:href="#__RefHeading__5638_1566568644" text:style-name="Index_20_Link" text:visited-style-name="Index_20_Link">Přispěvatelé<text:tab/>2</text:a></text:p>
          <text:p text:style-name="P39"><text:a xlink:type="simple" xlink:href="#__RefHeading___Toc7831_3166819843" text:style-name="Index_20_Link" text:visited-style-name="Index_20_Link">Pro toto vydání<text:tab/>2</text:a></text:p>
          <text:p text:style-name="P39"><text:a xlink:type="simple" xlink:href="#__RefHeading___Toc7833_3166819843" text:style-name="Index_20_Link" text:visited-style-name="Index_20_Link">Pro předchozí vydání<text:tab/>2</text:a></text:p>
          <text:p text:style-name="P25"><text:a xlink:type="simple" xlink:href="#__RefHeading___Toc4648_402817234" text:style-name="Index_20_Link" text:visited-style-name="Index_20_Link">Zpětná vazba<text:tab/>2</text:a></text:p>
          <text:p text:style-name="P25"><text:a xlink:type="simple" xlink:href="#__RefHeading__5644_1566568644" text:style-name="Index_20_Link" text:visited-style-name="Index_20_Link">Datum vydání a verze programu<text:tab/>2</text:a></text:p>
          <text:p text:style-name="P33"><text:a xlink:type="simple" xlink:href="#__RefHeading___Toc31031_683246203" text:style-name="Index_20_Link" text:visited-style-name="Index_20_Link">Pro koho je tato kniha určena?<text:tab/>4</text:a></text:p>
          <text:p text:style-name="P33"><text:a xlink:type="simple" xlink:href="#__RefHeading__6749_1241987491" text:style-name="Index_20_Link" text:visited-style-name="Index_20_Link">O čem je tato kniha?<text:tab/>4</text:a></text:p>
          <text:p text:style-name="P33"><text:a xlink:type="simple" xlink:href="#__RefHeading___Toc7918_1452244488" text:style-name="Index_20_Link" text:visited-style-name="Index_20_Link">Minimální požadavky LibreOffice<text:tab/>4</text:a></text:p>
          <text:p text:style-name="P33"><text:a xlink:type="simple" xlink:href="#__RefHeading__22023_697337876" text:style-name="Index_20_Link" text:visited-style-name="Index_20_Link">Jak získat LibreOffice<text:tab/>4</text:a></text:p>
          <text:p text:style-name="P33"><text:a xlink:type="simple" xlink:href="#__RefHeading__22025_697337876" text:style-name="Index_20_Link" text:visited-style-name="Index_20_Link">Instalace LibreOffice<text:tab/>4</text:a></text:p>
          <text:p text:style-name="P33"><text:a xlink:type="simple" xlink:href="#__RefHeading___Toc6767_3904770687" text:style-name="Index_20_Link" text:visited-style-name="Index_20_Link">Nastavení a přizpůsobení LibreOffice<text:tab/>4</text:a></text:p>
          <text:p text:style-name="P33"><text:a xlink:type="simple" xlink:href="#__RefHeading__3640_1802778174" text:style-name="Index_20_Link" text:visited-style-name="Index_20_Link">Rozšíření a doplňky<text:tab/>5</text:a></text:p>
          <text:p text:style-name="P33"><text:a xlink:type="simple" xlink:href="#__RefHeading__6751_1241987491" text:style-name="Index_20_Link" text:visited-style-name="Index_20_Link">Kde získat pomoc<text:tab/>5</text:a></text:p>
          <text:p text:style-name="P25"><text:a xlink:type="simple" xlink:href="#__RefHeading__22027_697337876" text:style-name="Index_20_Link" text:visited-style-name="Index_20_Link">Systém nápovědy<text:tab/>5</text:a></text:p>
          <text:p text:style-name="P25"><text:a xlink:type="simple" xlink:href="#__RefHeading__22029_697337876" text:style-name="Index_20_Link" text:visited-style-name="Index_20_Link">Další volně dostupná podpora na internetu<text:tab/>6</text:a></text:p>
          <text:p text:style-name="P25"><text:a xlink:type="simple" xlink:href="#__RefHeading___Toc7835_3166819843" text:style-name="Index_20_Link" text:visited-style-name="Index_20_Link">Placená podpora a školení<text:tab/>6</text:a></text:p>
          <text:p text:style-name="P33"><text:a xlink:type="simple" xlink:href="#__RefHeading___Toc1107_1242887009" text:style-name="Index_20_Link" text:visited-style-name="Index_20_Link">Možné vzhledové odchylky<text:tab/>6</text:a></text:p>
          <text:p text:style-name="P25"><text:a xlink:type="simple" xlink:href="#__RefHeading__11257_2075352164" text:style-name="Index_20_Link" text:visited-style-name="Index_20_Link">Ilustrace<text:tab/>6</text:a></text:p>
          <text:p text:style-name="P25"><text:a xlink:type="simple" xlink:href="#__RefHeading__7596_641027044" text:style-name="Index_20_Link" text:visited-style-name="Index_20_Link">Ikony<text:tab/>7</text:a></text:p>
          <text:p text:style-name="P33"><text:a xlink:type="simple" xlink:href="#__RefHeading__11174_1241987491" text:style-name="Index_20_Link" text:visited-style-name="Index_20_Link">Používání LibreOffice na systému macOS<text:tab/>7</text:a></text:p>
          <text:p text:style-name="P33"><text:a xlink:type="simple" xlink:href="#__RefHeading__11261_2075352164" text:style-name="Index_20_Link" text:visited-style-name="Index_20_Link">Často kladené otázky<text:tab/>7</text:a></text:p>
        </text:index-body>
      </text:table-of-content>
      <text:p text:style-name="Page_20_Break"/>
      <text:h text:style-name="P44" text:outline-level="1"><text:bookmark-start text:name="__RefHeading___Toc31031_683246203"/>Pro koho je tato kniha určena?<text:bookmark-end text:name="__RefHeading___Toc31031_683246203"/></text:h>
      <text:p text:style-name="P9">LibreOffice je plnohodnotný bohatě vybavený free a open-source kancelářský balík, který je všem uživatelům k dispozici zdarma. Obsahuje výkonné aplikace pro zpracování textů, tabulek, prezentací, grafiky, databází a úpravu vzorců. Writer je aplikace pro práci s texty. Je kompatibilní s dokumenty různých formátů včetně Microsoft Word (.doc, .docx), podporuje export do různých formátů včetně PDF.</text:p>
      <text:p text:style-name="P8">Tuto knihu jistě ocení každý, kdo chce s LibreOffice Writerem pracovat svižně, efektivně a s přehledem. Může to být úplný začátečník v práci s textovým editorem nebo zkušený uživatel jiného kancelářského balíku.</text:p>
      <text:h text:style-name="P41" text:outline-level="1"><text:bookmark-start text:name="__RefHeading__6749_1241987491"/>O čem je tato kniha?<text:bookmark-end text:name="__RefHeading__6749_1241987491"/></text:h>
      <text:p text:style-name="P8">Kniha nás seznamuje s hlavními funkcemi textového procesoru Writer, součásti LibreOffice, a poskytuje návody, jak je používat.</text:p>
      <text:h text:style-name="P41" text:outline-level="1"><text:bookmark-start text:name="__RefHeading___Toc7918_1452244488"/>Minimální požadavky LibreOffice<text:bookmark-end text:name="__RefHeading___Toc7918_1452244488"/></text:h>
      <text:p text:style-name="P21">Podrobný seznam požadavků a podporovaných operačních systémů najdeme na webu LibreOffice: <text:a xlink:type="simple" xlink:href="https://www.libreoffice.org/get-help/system-requirements/" text:style-name="Internet_20_link" text:visited-style-name="Visited_20_Internet_20_Link">https://www.libreoffice.org/get-help/system-requirements</text:a>.</text:p>
      <text:h text:style-name="P41" text:outline-level="1"><text:bookmark-start text:name="__RefHeading__22023_697337876"/>Jak získat LibreOffice<text:bookmark-end text:name="__RefHeading__22023_697337876"/></text:h>
      <text:p text:style-name="P8">Verze LibreOffice pro Windows, Linux a macOS jsou volně dostupné a lze je stáhnout ze stránky <text:a xlink:type="simple" xlink:href="https://www.libreoffice.org/download" text:style-name="Internet_20_link" text:visited-style-name="Visited_20_Internet_20_Link">https://cs.libreoffice.org/download</text:a><text:a xlink:type="simple" xlink:href="https://www.libreoffice.org/download" text:style-name="Internet_20_link" text:visited-style-name="Visited_20_Internet_20_Link"/><text:a xlink:type="simple" xlink:href="https://www.libreoffice.org/download" text:style-name="Internet_20_link" text:visited-style-name="Visited_20_Internet_20_Link"/>. Uživatelé Linuxu pravděpodobně naleznou kancelářský balík LibreOffice jako součást mnoha nejnovějších distribucí.</text:p>
      <text:p text:style-name="P10">Portable a další verze LibreOffice jsou k dispozici na stránce pro stahování. Linux, Vanilla, a další verze se od zde popisované verze mohou lišit jen v několika málo detailech.</text:p>
      <text:h text:style-name="P41" text:outline-level="1"><text:bookmark-start text:name="__RefHeading__22025_697337876"/>Instalace LibreOffice<text:bookmark-end text:name="__RefHeading__22025_697337876"/></text:h>
      <text:p text:style-name="P8">Informace o instalaci a nastavení LibreOffice na různých podporovaných operačních systémech jsou uvedeny na této stránce: <text:a xlink:type="simple" xlink:href="https://www.libreoffice.org/get-help/install-howto/" text:style-name="Internet_20_link" text:visited-style-name="Visited_20_Internet_20_Link">https://www.libreoffice.org/get-help/install-howto</text:a>.</text:p>
      <text:h text:style-name="P42" text:outline-level="1"><text:bookmark-start text:name="__RefHeading___Toc6767_3904770687"/>Nastavení a přizpůsobení LibreOffice<text:bookmark-end text:name="__RefHeading___Toc6767_3904770687"/></text:h>
      <text:p text:style-name="P8">Výchozí nastavení LibreOffice můžeme změnit tak, aby odpovídala našim představám. Nastavení změníme v hlavní nabídce <text:span text:style-name="Strong_20_Emphasis">Nástroje &gt; Možnosti</text:span> (<text:span text:style-name="Strong_20_Emphasis">LibreOffice &gt; Předvolby</text:span> na macOS). Nastavení je popsáno v nápovědě a v kapitole 2, Nastavení LibreOffice příručky <text:span text:style-name="Emphasis">Getting Started Guide</text:span>. Některá nastavení, která zajímají zvláště uživatele aplikace Writer, jsou popsána v této knize, v kapitole 20, Nastavení aplikace Writer.</text:p>
      <text:list xml:id="list104739279" text:style-name="Heading_20_Tip">
        <text:list-item>
          <text:p text:style-name="P50">Tip</text:p>
        </text:list-item>
      </text:list>
      <text:p text:style-name="P18">Mnoho nastavení je určeno pro pokročilé uživatele a programátory. V případě, že není známo, co konkrétní volba nastavení ovlivňuje, je vhodné ji ponechat ve výchozím nastavení, pokud ji pokyny v této knize nedoporučují změnit.</text:p>
      <text:p text:style-name="P11">Upravit si můžeme nejen nabídky, ale i nástrojové lišty a klávesové zkratky, a pokud je potřeba, přidat nové nabídky, nové lišty a událostem přiřadit makra. Podrobnosti najdeme v kapitole 21, Přizpůsobujeme si Writer.</text:p>
      <text:h text:style-name="P41" text:outline-level="1"><text:bookmark-start text:name="__RefHeading__3640_1802778174"/><text:soft-page-break/>Rozšíření a doplňky<text:bookmark-end text:name="__RefHeading__3640_1802778174"/></text:h>
      <text:p text:style-name="P8">LibreOffice můžeme rozšířit o další funkce pomocí rozšíření a doplňků. Při instalaci LibreOffice je nainstalováno několik rozšíření a další můžeme získat v oficiálním úložišti rozšíření na stránce <text:a xlink:type="simple" xlink:href="https://extensions.libreoffice.org/" text:style-name="Internet_20_link" text:visited-style-name="Visited_20_Internet_20_Link">https://extensions.libreoffice.org</text:a><text:a xlink:type="simple" xlink:href="https://extensions.libreoffice.org/" text:style-name="Internet_20_link" text:visited-style-name="Visited_20_Internet_20_Link"/><text:a xlink:type="simple" xlink:href="https://extensions.libreoffice.org/" text:style-name="Internet_20_link" text:visited-style-name="Visited_20_Internet_20_Link"/> a z dalších zdrojů. Další informace o instalaci rozšíření a doplňků lze nalézt v kapitole 21, Přizpůsobujeme si Writer.</text:p>
      <text:h text:style-name="P41" text:outline-level="1"><text:bookmark-start text:name="__RefHeading__6751_1241987491"/>Kde získat pomoc<text:bookmark-end text:name="__RefHeading__6751_1241987491"/></text:h>
      <text:p text:style-name="P8">Tato kniha, další uživatelské příručky ke komponentám LibreOffice, systém nápovědy a systémy uživatelské podpory předpokládají, že ovládáte svůj počítač a jeho základní funkce, jako je spouštění programu, otevírání a ukládání souborů.</text:p>
      <text:h text:style-name="P46" text:outline-level="2"><text:bookmark-start text:name="__RefHeading__22027_697337876"/>Systém nápovědy<text:bookmark-end text:name="__RefHeading__22027_697337876"/></text:h>
      <text:p text:style-name="P8">LibreOffice přichází s rozsáhlým systémem nápovědy. Ta je naší první linií podpory. Pro situace, kdy nejsme připojeni k Internetu, si jak v systému Windows, tak v systému Linux můžeme stáhnout a nainstalovat offline nápovědu; v systému MacOS je offline nápověda nainstalována již s programem.</text:p>
      <text:p text:style-name="P8">Přejeme-li si zobrazit nápovědu, stiskneme klávesu <text:span text:style-name="Keystroke">F1</text:span> nebo z nabídky vybereme <text:span text:style-name="Strong_20_Emphasis">Nápověda &gt; Nápověda LibreOffice</text:span>. Pokud nemáme v počítači nainstalovanou offline nápovědu a jsme připojeni k internetu, náš výchozí prohlížeč otevře stránky online nápovědy na webu LibreOffice.</text:p>
      <text:p text:style-name="P12">Nabídka Nápověda obsahuje odkazy na další informace a podporu LibreOffice.</text:p>
      <text:list xml:id="list153424828569667" text:continue-list="list4095599467" text:style-name="Heading_20_Note">
        <text:list-item>
          <text:p text:style-name="P49">Poznámka</text:p>
        </text:list-item>
      </text:list>
      <text:p text:style-name="P17">Položky označené v tomto seznamu symbolem <text:span text:style-name="SuperScript">‡</text:span> jsou v počítači k dispozici jen tehdy, je-li připojen k Internetu.</text:p>
      <text:list xml:id="list1407824661" text:style-name="L1">
        <text:list-item>
          <text:p text:style-name="P51"><text:span text:style-name="Strong_20_Emphasis">Co je to? [V této verzi nefunguje.]</text:span></text:p>
        </text:list-item>
        <text:list-item>
          <text:p text:style-name="P52"><text:span text:style-name="Strong_20_Emphasis">Uživatelské příručky </text:span><text:span text:style-name="SuperScript"> ‡</text:span> Otevře výchozí prohlížeč na stránce Dokumentace na webu LibreOffice <text:a xlink:type="simple" xlink:href="https://documentation.libreoffice.org/en/english-documentation/" text:style-name="Internet_20_link" text:visited-style-name="Visited_20_Internet_20_Link">https://documentation.libreoffice.org/cs/czech-documentation</text:a>. Zde najdeme uživatelské příručky (ke stažení ve formátu PDF zdarma nebo tištěné kopie ke koupi) a další užitečné informace.</text:p>
        </text:list-item>
        <text:list-item>
          <text:p text:style-name="P52"><text:span text:style-name="Strong_20_Emphasis">Zobrazit Tip dne</text:span> Otevře malé okno s náhodnou radou, jak používat LibreOffice.</text:p>
        </text:list-item>
        <text:list-item>
          <text:p text:style-name="P51"><text:span text:style-name="Strong_20_Emphasis">Poradit se online</text:span> <text:span text:style-name="SuperScript">‡</text:span> Otevře výchozí prohlížeč na stránce Ask LibreOffice, <text:span text:style-name="Internet_20_link"> </text:span> stránce dotazů a odpovědí české a slovenské komunity uživatelů kancelářského balíku LibreOffice <text:a xlink:type="simple" xlink:href="https://ask.libreoffice.org/en/questions/" text:style-name="Internet_20_link" text:visited-style-name="Visited_20_Internet_20_Link">https://ask.libreoffice.org/cs-cz/questions</text:a>.</text:p>
        </text:list-item>
        <text:list-item>
          <text:p text:style-name="P51"><text:span text:style-name="Strong_20_Emphasis">Odeslat zpětnou vazbu</text:span> <text:span text:style-name="SuperScript">‡</text:span> Otevře výchozí prohlížeč na webové stránce zpětné vazby LibreOffice <text:a xlink:type="simple" xlink:href="https://www.libreoffice.org/get-help/feedback/" text:style-name="Internet_20_link" text:visited-style-name="Visited_20_Internet_20_Link">https://www.libreoffice.org/get-help/feedback</text:a>. Odtud můžeme hlásit chyby, navrhovat nové funkce a komunikovat s ostatními členy komunity LibreOffice.</text:p>
        </text:list-item>
        <text:list-item>
          <text:p text:style-name="P53"><text:span text:style-name="Strong_20_Emphasis">Restartovat v nouzovém režimu…</text:span> Otevře dialogové okno s dotazem, zda chceme restartovat LibreOffice a přejít do nouzového režimu.</text:p>
        </text:list-item>
        <text:list-item>
          <text:p text:style-name="P53"><text:span text:style-name="Strong_20_Emphasis">Zapojte se</text:span> <text:span text:style-name="SuperScript">‡</text:span> Otevře výchozí prohlížeč na webové stránce LibreOffice Připojte se k nám (<text:a xlink:type="simple" xlink:href="https://www.libreoffice.org/community/get-involved/" text:style-name="Internet_20_link" text:visited-style-name="Visited_20_Internet_20_Link">https://cs.libreoffice.org/community/pipojte-se-k-nam</text:a>). Na ní si můžeme vybrat oblast zájmu, v níž pomůžeme program vylepšit.</text:p>
        </text:list-item>
        <text:list-item>
          <text:p text:style-name="P51"><text:span text:style-name="Strong_20_Emphasis">Podpořit LibreOffice finančně</text:span> <text:span text:style-name="SuperScript">‡</text:span> Otevře výchozí prohlížeč na stránce Podpořte LibreOffice <text:a xlink:type="simple" xlink:href="https://donate.libreoffice.org/" text:style-name="Internet_20_link" text:visited-style-name="Visited_20_Internet_20_Link">https://cs.libreoffice.org/donate</text:a>. Zde můžeme finančně přispět a podpořit LibreOffice.</text:p>
        </text:list-item>
        <text:list-item>
          <text:p text:style-name="P54"><text:span text:style-name="Strong_20_Emphasis">Informace o licenci</text:span> Otevře dialogové okno Licenční a právní informace s informací o licenci, pod kterou je LibreOffice přístupná.</text:p>
        </text:list-item>
        <text:list-item>
          <text:p text:style-name="P55"><text:soft-page-break/><text:span text:style-name="Strong_20_Emphasis">Zkontrolovat aktualizace… </text:span><text:span text:style-name="SuperScript"> ‡</text:span> Otevře dialogové okno a zkontroluje web LibreOffice, zda neobsahuje aktualizace naší verze softwaru.</text:p>
        </text:list-item>
        <text:list-item>
          <text:p text:style-name="P51"><text:span text:style-name="Strong_20_Emphasis">O aplikaci LibreOffice</text:span> Otevře dialogové okno a zobrazí informace o verzi LibreOffice a používaném operačním systému. Tyto informace budou často vyžadovány, pokud požádáte komunitu o pomoc nebo asistenci se softwarem. [V systému macOS se tato volba nalézá v nabídce <text:span text:style-name="Strong_20_Emphasis">LibreOffice</text:span>.]</text:p>
        </text:list-item>
      </text:list>
      <text:h text:style-name="P46" text:outline-level="2"><text:bookmark-start text:name="__RefHeading__22029_697337876"/>Další volně dostupná podpora na internetu<text:bookmark-end text:name="__RefHeading__22029_697337876"/></text:h>
      <text:p text:style-name="P8">Komunita LibreOffice kromě vývoje softwaru poskytuje bezplatnou podporu od dobrovolníků. Viz tabulka <text:sequence-ref text:reference-format="value" text:ref-name="refTable0">1</text:sequence-ref><text:s/>a webová stránka: <text:a xlink:type="simple" xlink:href="https://www.libreoffice.org/get-help/" text:style-name="Internet_20_link" text:visited-style-name="Visited_20_Internet_20_Link">https://www.libreoffice.org/get-help</text:a><text:a xlink:type="simple" xlink:href="https://www.libreoffice.org/get-help/" text:style-name="Internet_20_link" text:visited-style-name="Visited_20_Internet_20_Link"/><text:a xlink:type="simple" xlink:href="https://www.libreoffice.org/get-help/" text:style-name="Internet_20_link" text:visited-style-name="Visited_20_Internet_20_Link"/>. </text:p>
      <text:p text:style-name="P8">Úplnou online podporu komunity hledejte v konferencích a na webové stránkce Ask LibreOffice: <text:a xlink:type="simple" xlink:href="https://ask.libreoffice.org/en/questions/" text:style-name="Internet_20_link" text:visited-style-name="Visited_20_Internet_20_Link">https://ask.libreoffice.org/en/questions</text:a>. Kromě toho je od uživatelů k dispozici řada webových stránek s bezplatnými radami a návody.</text:p>
      <text:p text:style-name="P24">Tabulka <text:sequence text:ref-name="refTable0" text:name="Table" text:formula="ooow:Table+1" style:num-format="1">1</text:sequence>: Bezplatná podpora pro uživatele LibreOffice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table:number-columns-spanned="2" office:value-type="string">
              <text:p text:style-name="P34">Bezplatná podpora LibreOffice</text:p>
            </table:table-cell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P35">Časté otázky</text:p>
          </table:table-cell>
          <table:table-cell table:style-name="Table2.A2" office:value-type="string">
            <text:p text:style-name="P35">Odpovědi na často kladené otázky <text:span text:style-name="Internet_20_link"><text:line-break/></text:span><text:a xlink:type="simple" xlink:href="https://wiki.documentfoundation.org/Faq" text:style-name="Internet_20_link" text:visited-style-name="Visited_20_Internet_20_Link"><text:span text:style-name="Internet_20_link">https://wiki.documentfoundation.org/Faq/cs</text:span></text:a></text:p>
          </table:table-cell>
        </table:table-row>
        <table:table-row table:style-name="Table2.1">
          <table:table-cell table:style-name="Table2.A3" office:value-type="string">
            <text:p text:style-name="P35">E-mailové konference</text:p>
          </table:table-cell>
          <table:table-cell table:style-name="Table2.A3" office:value-type="string">
            <text:p text:style-name="P35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2.1">
          <table:table-cell table:style-name="Table2.A3" office:value-type="string">
            <text:p text:style-name="P36">Otázky a odpovědi a <text:line-break/>Databáze znalostí</text:p>
          </table:table-cell>
          <table:table-cell table:style-name="Table2.A3" office:value-type="string">
            <text:p text:style-name="P36">Pomocí webové služby Ask je poskytována komunitní podpora zdarma. Vyhledat podobná témata nebo otevřít nová můžeme na stránce</text:p>
            <text:p text:style-name="P36"><text:a xlink:type="simple" xlink:href="https://ask.libreoffice.org/en/questions" text:style-name="Internet_20_link" text:visited-style-name="Visited_20_Internet_20_Link">https://ask.libreoffice.org/cs/questions</text:a></text:p>
            <text:p text:style-name="P36">Služba je k dispozici v několika dalších jazycích; stačí nahradit /en/ za cs-cz, de, es, fr, ja, ko, nl, pt, tr, a mnoho dalších na výše uvedené webové adrese.</text:p>
          </table:table-cell>
        </table:table-row>
        <table:table-row table:style-name="Table2.1">
          <table:table-cell table:style-name="Table2.A5" office:value-type="string">
            <text:p text:style-name="P35">Podpora v různých jazycích</text:p>
          </table:table-cell>
          <table:table-cell table:style-name="Table2.A5" office:value-type="string">
            <text:p text:style-name="P35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</text:a><text:a xlink:type="simple" xlink:href="https://www.libreoffice.org/community/nlc/" text:style-name="Internet_20_link" text:visited-style-name="Visited_20_Internet_20_Link"/><text:a xlink:type="simple" xlink:href="https://www.libreoffice.org/community/nlc/" text:style-name="Internet_20_link" text:visited-style-name="Visited_20_Internet_20_Link"/></text:p>
            <text:p text:style-name="P35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text:a xlink:type="simple" xlink:href="https://wiki.documentfoundation.org/Local_Mailing_Lists" text:style-name="Internet_20_link" text:visited-style-name="Visited_20_Internet_20_Link"/><text:a xlink:type="simple" xlink:href="https://wiki.documentfoundation.org/Local_Mailing_Lists" text:style-name="Internet_20_link" text:visited-style-name="Visited_20_Internet_20_Link"/></text:p>
            <text:p text:style-name="P35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2.1">
          <table:table-cell table:style-name="Table2.A3" office:value-type="string">
            <text:p text:style-name="P35">Možnosti zpřístupnění</text:p>
          </table:table-cell>
          <table:table-cell table:style-name="Table2.A3" office:value-type="string">
            <text:p text:style-name="P35">Informace o dostupných možnostech pro zlepšení přístupnosti <text:a xlink:type="simple" xlink:href="https://www.libreoffice.org/get-help/accessibility/" text:style-name="Internet_20_link" text:visited-style-name="Visited_20_Internet_20_Link">https://cs.libreoffice.org/get-help/accessibility</text:a><text:a xlink:type="simple" xlink:href="https://www.libreoffice.org/get-help/accessibility/" text:style-name="Internet_20_link" text:visited-style-name="Visited_20_Internet_20_Link"/><text:a xlink:type="simple" xlink:href="https://www.libreoffice.org/get-help/accessibility/" text:style-name="Internet_20_link" text:visited-style-name="Visited_20_Internet_20_Link"/></text:p>
          </table:table-cell>
        </table:table-row>
        <table:table-row table:style-name="Table2.1">
          <table:table-cell table:style-name="Table2.A3" office:value-type="string">
            <text:p text:style-name="P37">Fórum OpenOffice</text:p>
          </table:table-cell>
          <table:table-cell table:style-name="Table2.A3" office:value-type="string">
            <text:p text:style-name="P38">Další fórum, které kromě podpory dalším open-source kancelářským balíkům poskytuje podporu i LibreOffice. <text:a xlink:type="simple" xlink:href="https://forum.openoffice.org/en/forum/" text:style-name="Internet_20_link" text:visited-style-name="Visited_20_Internet_20_Link">https://forum.openoffice.org/en/forum</text:a> </text:p>
          </table:table-cell>
        </table:table-row>
      </table:table>
      <text:h text:style-name="P47" text:outline-level="2"><text:bookmark-start text:name="__RefHeading___Toc7835_3166819843"/>Placená podpora a školení<text:bookmark-end text:name="__RefHeading___Toc7835_3166819843"/></text:h>
      <text:p text:style-name="P13"><text:bookmark-start text:name="__RefHeading__11255_20753521641"/>Je také možno zakoupit podporu ve formě smlouvy o poskytování služeb, a to od prodejce nebo poradenské firmy specializované na LibreOffice. Informace o certifikované profesionální podpoře najdete na webových stránkách The Document Foundation: <text:a xlink:type="simple" xlink:href="https://www.documentfoundation.org/gethelp/support/" text:style-name="Internet_20_link" text:visited-style-name="Visited_20_Internet_20_Link">https://www.documentfoundation.org/gethelp/support </text:a><text:a xlink:type="simple" xlink:href="https://www.documentfoundation.org/gethelp/support/" text:style-name="Internet_20_link" text:visited-style-name="Visited_20_Internet_20_Link"/><text:a xlink:type="simple" xlink:href="https://www.documentfoundation.org/gethelp/support/" text:style-name="Internet_20_link" text:visited-style-name="Visited_20_Internet_20_Link"/>.<text:bookmark-end text:name="__RefHeading__11255_20753521641"/></text:p>
      <text:h text:style-name="P41" text:outline-level="1"><text:bookmark-start text:name="__RefHeading___Toc1107_1242887009"/>Možné vzhledové odchylky<text:bookmark-end text:name="__RefHeading___Toc1107_1242887009"/></text:h>
      <text:h text:style-name="P46" text:outline-level="2"><text:bookmark-start text:name="__RefHeading__11257_2075352164"/>Ilustrace<text:bookmark-end text:name="__RefHeading__11257_2075352164"/></text:h>
      <text:p text:style-name="P13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23"><text:soft-page-break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46" text:outline-level="2"><text:bookmark-start text:name="__RefHeading__7596_641027044"/>Ikony<text:bookmark-end text:name="__RefHeading__7596_641027044"/></text:h>
      <text:p text:style-name="P22">Komunita LibreOffice vytvořila ikony v několika sadách, jež zahrnují Breeze, Colibre, Elementary, Sifr a Tango. Uživatel si může vybrat svoji <text:bookmark text:name="result_box10"/>oblíbenou sadu. Ikony v této příručce byly převzaty z řady instalací LibreOffice, které používají různé sady ikon, proto se ikony zobrazované na našem displeji mohou lišit od ikon použitých v této příručce.</text:p>
      <text:p text:style-name="P8">Chceme-li změnit použitou sadu ikon, přejdeme na <text:span text:style-name="Strong_20_Emphasis">Nástroje &gt; Možnosti &gt; LibreOffice &gt; Zobrazení</text:span>. V části <text:span text:style-name="Emphasis">Uživatelské rozhraní, Styl ikon</text:span> zvolíme z rozbalovací nabídky preferovaný styl ikon.</text:p>
      <text:h text:style-name="P41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apitol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Windows nebo Linux</text:p>
          </table:table-cell>
          <table:table-cell table:style-name="Table3.A1" office:value-type="string">
            <text:p text:style-name="P34">Ekvivalent pro macOS</text:p>
          </table:table-cell>
          <table:table-cell table:style-name="Table3.A1" office:value-type="string">
            <text:p text:style-name="P34">Akce</text:p>
          </table:table-cell>
        </table:table-row>
        <table:table-row table:style-name="Table3.1">
          <table:table-cell table:style-name="Table3.A2" office:value-type="string">
            <text:p text:style-name="P35"><text:span text:style-name="Strong_20_Emphasis">Nástroje &gt; Možnosti…</text:span> <text:line-break/>výběr nabídky</text:p>
          </table:table-cell>
          <table:table-cell table:style-name="Table3.A2" office:value-type="string">
            <text:p text:style-name="P35"><text:span text:style-name="Strong_20_Emphasis">LibreOffice &gt; Předvolby</text:span></text:p>
          </table:table-cell>
          <table:table-cell table:style-name="Table3.A2" office:value-type="string">
            <text:p text:style-name="P35">Otevřou se možnosti nastavení</text:p>
          </table:table-cell>
        </table:table-row>
        <table:table-row table:style-name="Table3.1">
          <table:table-cell table:style-name="Table3.A2" office:value-type="string">
            <text:p text:style-name="P35">Klepnutí pravým tlačítkem</text:p>
          </table:table-cell>
          <table:table-cell table:style-name="Table3.A2" office:value-type="string">
            <text:p text:style-name="P35">Ctrl + klepnutí a/nebo klepnutí pravým tlačítkem v závislosti na operačním systému počítače</text:p>
          </table:table-cell>
          <table:table-cell table:style-name="Table3.A2" office:value-type="string">
            <text:p text:style-name="P35">Otevře se místní nabídka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Ctrl</text:span> (Control)</text:p>
          </table:table-cell>
          <table:table-cell table:style-name="Table3.A2" office:value-type="string">
            <text:p text:style-name="P35"><text:span text:style-name="Keystroke"> ⌘</text:span> (Command)</text:p>
          </table:table-cell>
          <table:table-cell table:style-name="Table3.A2" office:value-type="string">
            <text:p text:style-name="P35">Používá se také s dalšími klávesami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F11</text:span></text:p>
          </table:table-cell>
          <table:table-cell table:style-name="Table3.A2" office:value-type="string">
            <text:p text:style-name="P35"><text:span text:style-name="Keystroke">⌘ + T</text:span></text:p>
          </table:table-cell>
          <table:table-cell table:style-name="Table3.A2" office:value-type="string">
            <text:p text:style-name="P35">Otevře se postranní lišta Styly</text:p>
          </table:table-cell>
        </table:table-row>
      </table:table>
      <text:h text:style-name="P41" text:outline-level="1"><text:bookmark-start text:name="__RefHeading__11261_2075352164"/>Často kladené otázky<text:bookmark-end text:name="__RefHeading__11261_2075352164"/></text:h>
      <text:p text:style-name="P20">Mohu LibreOffice dále distribuovat, rozdávat a šířit? Mohu LibreOffice prodávat? Mohu LibreOffice používat pro komerční účely a ve své firmě?</text:p>
      <text:p text:style-name="P26">Ano.</text:p>
      <text:p text:style-name="P20">Na kolik počítačů mohu LibreOffice nainstalovat?</text:p>
      <text:p text:style-name="P26">Na libovolný počet.</text:p>
      <text:p text:style-name="P20">Jak mohu k LibreOffice přispět?</text:p>
      <text:p text:style-name="P26">Při vývoji a uživatelské podpoře LibreOffice lze pomoci různými způsoby Není k tomu třeba být programátor. Zájemci mohou začít návštěvou stránky <text:a xlink:type="simple" xlink:href="https://www.libreoffice.org/community/get-involved/" text:style-name="Internet_20_link" text:visited-style-name="Visited_20_Internet_20_Link">https://cs.libreoffice.org/community/get-involved</text:a>.</text:p>
      <text:p text:style-name="P20">Mohu PDF soubor této knihy dále distribuovat, případně jej i tisknout a prodávat?</text:p>
      <text:p text:style-name="P26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 Přispět můžete pomocí stránky <text:a xlink:type="simple" xlink:href="https://www.libreoffice.org/donate/" text:style-name="Internet_20_link" text:visited-style-name="Visited_20_Internet_20_Link">https://cs.libreoffice.org/donate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fo:background-color="transparen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SuperScript" style:family="text" style:parent-style-name="Strong_20_Emphasis">
      <style:text-properties style:text-position="super 60%" style:font-name="Liberation Sans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c6a66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da0b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MT3" style:family="text">
      <style:text-properties officeooo:rsid="0079ac0e"/>
    </style:style>
    <style:style style:name="MT4" style:family="text">
      <style:text-properties officeooo:rsid="0029a911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10pt" fo:font-style="italic" style:font-size-asian="10pt" style:font-style-asian="italic" style:font-size-complex="10pt" style:font-style-complex="italic"/>
    </style:style>
    <style:style style:name="MT7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Kde získám další pomoc</text:chapter> <text:span text:style-name="MT1">| </text:span><text:page-number text:select-page="current">5</text:page-number></text:p>
      </style:footer>
      <style:footer-left>
        <text:p text:style-name="MP1"><text:page-number text:select-page="current">6</text:page-number><text:s/><text:span text:style-name="MT3">| </text:span><text:span text:style-name="MT2"><text:title>Předmluva k průvodci programem Writer 6.0</text:title></text:span></text:p>
      </style:footer-left>
      <loext:footer-first>
        <text:p text:style-name="Footer"><text:span text:style-name="MT2"><text:page-number text:select-page="current">4</text:page-number></text:span><text:span text:style-name="MT2"><text:s/>| </text:span><text:span text:style-name="MT2"><text:title>Předmluva k průvodci programem Writer 6.0</text:title></text:span></text:p>
      </loext:footer-firs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Předmluva k průvodci programem  Writer 6.0</text:title><text:s/><text:span text:style-name="MT4">| </text:span><text:page-number text:select-page="current">3</text:page-number></text:p>
      </style:footer>
      <style:footer-left>
        <text:p text:style-name="MP4"><text:span text:style-name="MT4"><text:page-number text:select-page="current">0</text:page-number></text:span><text:span text:style-name="MT4">| </text:span><text:title>Předmluva k průvodci programem Writer 6.0</text:title></text:p>
      </style:footer-left>
      <loext:footer-first>
        <text:p text:style-name="MP3"><text:span text:style-name="MT5">Dokumentace LibreOffice je dostupná </text:span><text:span text:style-name="MT6">na stránce</text:span><text:a xlink:type="simple" xlink:href="http://documentation.libreoffice.org/en/" text:style-name="Internet_20_link" text:visited-style-name="Visited_20_Internet_20_Link"><text:span text:style-name="Internet_20_link"><text:span text:style-name="MT7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04:25.467685959</meta:creation-date>
    <meta:editing-duration>PT1H10M2S</meta:editing-duration>
    <meta:editing-cycles>14</meta:editing-cycles>
    <meta:generator>LibreOffice/6.4.1.2$Linux_X86_64 LibreOffice_project/4d224e95b98b138af42a64d84056446d09082932</meta:generator>
    <dc:title>Předmluva k vydání Writer 6.0 Guide;</dc:title>
    <meta:initial-creator>Jean Weber</meta:initial-creator>
    <dc:date>2020-08-05T15:34:22.969661207</dc:date>
    <dc:creator>MS </dc:creator>
    <meta:document-statistic meta:table-count="4" meta:image-count="1" meta:object-count="0" meta:page-count="7" meta:paragraph-count="142" meta:word-count="1792" meta:character-count="11918" meta:non-whitespace-character-count="10273"/>
  </office:meta>
</office:document-meta>
</file>